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7.4181in" fo:margin-left="-0.0208in" fo:margin-top="0in" fo:margin-bottom="0in" table:align="left" style:writing-mode="page"/>
    </style:style>
    <style:style style:name="Table1.A" style:family="table-column">
      <style:table-column-properties style:column-width="2.4042in"/>
    </style:style>
    <style:style style:name="Table1.B" style:family="table-column">
      <style:table-column-properties style:column-width="5.0139in"/>
    </style:style>
    <style:style style:name="Table1.1" style:family="table-row">
      <style:table-row-properties style:min-row-height="0.331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1.109in" fo:keep-together="auto"/>
    </style:style>
    <style:style style:name="Table1.3" style:family="table-row">
      <style:table-row-properties style:min-row-height="1.575in" fo:keep-together="auto"/>
    </style:style>
    <style:style style:name="Table1.4" style:family="table-row">
      <style:table-row-properties style:min-row-height="0.9535in" fo:keep-together="auto"/>
    </style:style>
    <style:style style:name="Table1.5" style:family="table-row">
      <style:table-row-properties style:min-row-height="1.4194in" fo:keep-together="auto"/>
    </style:style>
    <style:style style:name="Table1.6" style:family="table-row">
      <style:table-row-properties style:min-row-height="1.8861in" fo:keep-together="auto"/>
    </style:style>
    <style:style style:name="Table2" style:family="table">
      <style:table-properties style:width="6.8278in" fo:margin-left="-0.0208in" fo:margin-top="0in" fo:margin-bottom="0in" table:align="left" style:writing-mode="page"/>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6.334in" fo:margin-left="-0.0208in" fo:margin-top="0in" fo:margin-bottom="0in" table:align="left" style:writing-mode="page"/>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2.6632in" fo:keep-together="auto"/>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writing-mode="page"/>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padding-left="0.0208in" fo:padding-right="0.0208in" fo:padding-top="0in" fo:padding-bottom="0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2">
      <style:text-properties officeooo:rsid="000b84e4"/>
    </style:style>
    <style:style style:name="P8" style:family="paragraph" style:parent-style-name="Heading_20_1">
      <style:paragraph-properties fo:break-before="page"/>
    </style:style>
    <style:style style:name="P9" style:family="paragraph" style:parent-style-name="Text_20_body">
      <style:text-properties officeooo:rsid="000c71e6"/>
    </style:style>
    <style:style style:name="P10" style:family="paragraph" style:parent-style-name="Text_20_body">
      <style:text-properties officeooo:rsid="001d79e1" officeooo:paragraph-rsid="001e1d9e"/>
    </style:style>
    <style:style style:name="P11" style:family="paragraph" style:parent-style-name="Text_20_body">
      <style:text-properties officeooo:rsid="001d79e1"/>
    </style:style>
    <style:style style:name="P12" style:family="paragraph" style:parent-style-name="Text_20_body">
      <style:paragraph-properties fo:break-before="page"/>
      <style:text-properties officeooo:paragraph-rsid="001f183b"/>
    </style:style>
    <style:style style:name="P13" style:family="paragraph" style:parent-style-name="Text_20_body">
      <style:text-properties officeooo:rsid="001f183b"/>
    </style:style>
    <style:style style:name="P14" style:family="paragraph" style:parent-style-name="Text_20_body">
      <style:text-properties officeooo:rsid="000c71e6" officeooo:paragraph-rsid="001f183b"/>
    </style:style>
    <style:style style:name="P15" style:family="paragraph" style:parent-style-name="Text_20_body">
      <style:text-properties officeooo:paragraph-rsid="001f183b"/>
    </style:style>
    <style:style style:name="P16" style:family="paragraph" style:parent-style-name="Text_20_body">
      <style:text-properties officeooo:paragraph-rsid="000c00cf"/>
    </style:style>
    <style:style style:name="P17" style:family="paragraph" style:parent-style-name="Text_20_body">
      <style:text-properties officeooo:rsid="0021f8f5" officeooo:paragraph-rsid="0032a05f"/>
    </style:style>
    <style:style style:name="P18" style:family="paragraph" style:parent-style-name="Text_20_body" style:list-style-name="L1">
      <style:text-properties officeooo:rsid="0021f8f5" officeooo:paragraph-rsid="002b578f"/>
    </style:style>
    <style:style style:name="P19" style:family="paragraph" style:parent-style-name="Text_20_body" style:list-style-name="L1">
      <style:text-properties officeooo:rsid="0021f8f5"/>
    </style:style>
    <style:style style:name="P20" style:family="paragraph" style:parent-style-name="Text_20_body">
      <style:text-properties officeooo:rsid="0021f8f5"/>
    </style:style>
    <style:style style:name="P21" style:family="paragraph" style:parent-style-name="Standard">
      <style:paragraph-properties fo:text-align="center" style:justify-single-word="false">
        <style:tab-stops/>
      </style:paragraph-properties>
    </style:style>
    <style:style style:name="P22" style:family="paragraph" style:parent-style-name="Standard">
      <style:paragraph-properties fo:text-align="start" style:justify-single-word="false">
        <style:tab-stops/>
      </style:paragraph-properties>
    </style:style>
    <style:style style:name="P23" style:family="paragraph" style:parent-style-name="Standard">
      <style:text-properties officeooo:rsid="0021f8f5"/>
    </style:style>
    <style:style style:name="P24" style:family="paragraph" style:parent-style-name="Heading_20_4">
      <style:paragraph-properties fo:margin-top="0in" fo:margin-bottom="0.0972in" style:contextual-spacing="false" fo:line-height="115%"/>
      <style:text-properties fo:font-weight="normal" officeooo:rsid="0021f8f5" style:font-weight-asian="normal" style:font-weight-complex="normal"/>
    </style:style>
    <style:style style:name="P25" style:family="paragraph" style:parent-style-name="Text_20_body" style:list-style-name="L2">
      <style:text-properties officeooo:rsid="0021f8f5"/>
    </style:style>
    <style:style style:name="P26" style:family="paragraph" style:parent-style-name="Text_20_body" style:list-style-name="L3">
      <style:text-properties officeooo:rsid="0021f8f5"/>
    </style:style>
    <style:style style:name="P27" style:family="paragraph" style:parent-style-name="Text_20_body" style:list-style-name="L3">
      <style:text-properties officeooo:paragraph-rsid="0023e832"/>
    </style:style>
    <style:style style:name="P28" style:family="paragraph" style:parent-style-name="Text_20_body" style:list-style-name="L4">
      <style:text-properties officeooo:rsid="0021f8f5"/>
    </style:style>
    <style:style style:name="P29" style:family="paragraph" style:parent-style-name="Text_20_body" style:list-style-name="L5">
      <style:text-properties officeooo:rsid="0021f8f5"/>
    </style:style>
    <style:style style:name="P30" style:family="paragraph" style:parent-style-name="Text_20_body" style:list-style-name="L6">
      <style:text-properties officeooo:rsid="0021f8f5" officeooo:paragraph-rsid="0023e832"/>
    </style:style>
    <style:style style:name="P31" style:family="paragraph" style:parent-style-name="Text_20_body">
      <style:paragraph-properties fo:margin-top="0in" fo:margin-bottom="0.0972in" style:contextual-spacing="false" fo:line-height="115%"/>
      <style:text-properties fo:font-weight="normal" officeooo:rsid="0021f8f5" style:font-weight-asian="normal" style:font-weight-complex="normal"/>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Heading_20_2">
      <style:text-properties officeooo:rsid="002d1489" officeooo:paragraph-rsid="002d1489"/>
    </style:style>
    <style:style style:name="P36" style:family="paragraph" style:parent-style-name="Text_20_body">
      <style:text-properties officeooo:rsid="002d1489" officeooo:paragraph-rsid="002d1489"/>
    </style:style>
    <style:style style:name="P37" style:family="paragraph" style:parent-style-name="Standard">
      <style:paragraph-properties fo:text-align="start" style:justify-single-word="false">
        <style:tab-stops/>
      </style:paragraph-properties>
      <style:text-properties style:font-name="DejaVu Serif" officeooo:paragraph-rsid="002d1489"/>
    </style:style>
    <style:style style:name="P38" style:family="paragraph" style:parent-style-name="Standard">
      <style:text-properties officeooo:paragraph-rsid="002d1489"/>
    </style:style>
    <style:style style:name="P39" style:family="paragraph" style:parent-style-name="Heading_20_1">
      <style:paragraph-properties fo:break-before="page"/>
      <style:text-properties officeooo:paragraph-rsid="00319191"/>
    </style:style>
    <style:style style:name="P40" style:family="paragraph" style:parent-style-name="Text_20_body">
      <style:text-properties officeooo:paragraph-rsid="00319191"/>
    </style:style>
    <style:style style:name="P41" style:family="paragraph" style:parent-style-name="Text_20_body" style:list-style-name="L10"/>
    <style:style style:name="P42" style:family="paragraph" style:parent-style-name="Text_20_body">
      <style:text-properties officeooo:paragraph-rsid="0034b719"/>
    </style:style>
    <style:style style:name="P43" style:family="paragraph" style:parent-style-name="Standard">
      <style:text-properties officeooo:paragraph-rsid="002e970c"/>
    </style:style>
    <style:style style:name="P44" style:family="paragraph" style:parent-style-name="Heading_20_4">
      <style:paragraph-properties fo:margin-top="0in" fo:margin-bottom="0.0972in" style:contextual-spacing="false" fo:line-height="115%"/>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paragraph-properties fo:margin-top="0in" fo:margin-bottom="0.0972in" style:contextual-spacing="false" fo:line-height="115%"/>
    </style:style>
    <style:style style:name="P49" style:family="paragraph" style:parent-style-name="Heading_20_3">
      <style:paragraph-properties fo:margin-top="0in" fo:margin-bottom="0.0972in" style:contextual-spacing="false" fo:line-height="115%"/>
    </style:style>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text-properties officeooo:rsid="000b84e4" officeooo:paragraph-rsid="002f63e8"/>
    </style:style>
    <style:style style:name="T1" style:family="text">
      <style:text-properties officeooo:rsid="000b84e4"/>
    </style:style>
    <style:style style:name="T2" style:family="text">
      <style:text-properties officeooo:rsid="001d79e1"/>
    </style:style>
    <style:style style:name="T3" style:family="text">
      <style:text-properties fo:font-weight="bold" officeooo:rsid="001e1d9e"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1d9e" style:font-weight-asian="normal" style:font-weight-complex="normal"/>
    </style:style>
    <style:style style:name="T7" style:family="text">
      <style:text-properties fo:color="#ff0000" loext:opacity="100%" fo:font-style="italic" officeooo:rsid="001e1d9e" style:font-style-asian="italic" style:font-style-complex="italic"/>
    </style:style>
    <style:style style:name="T8" style:family="text">
      <style:text-properties fo:color="#ff0000" loext:opacity="100%"/>
    </style:style>
    <style:style style:name="T9" style:family="text">
      <style:text-properties officeooo:rsid="000c71e6"/>
    </style:style>
    <style:style style:name="T10" style:family="text">
      <style:text-properties fo:font-weight="normal" officeooo:rsid="00397a9d" style:font-weight-asian="normal" style:font-weight-complex="normal"/>
    </style:style>
    <style:style style:name="T11" style:family="text">
      <style:text-properties fo:font-weight="normal" officeooo:rsid="001f183b" style:font-weight-asian="normal" style:font-weight-complex="normal"/>
    </style:style>
    <style:style style:name="T12" style:family="text">
      <style:text-properties officeooo:rsid="00397a9d"/>
    </style:style>
    <style:style style:name="T13" style:family="text">
      <style:text-properties officeooo:rsid="002b1f82"/>
    </style:style>
    <style:style style:name="T14" style:family="text">
      <style:text-properties fo:font-weight="normal" officeooo:rsid="000c71e6" style:font-weight-asian="normal" style:font-weight-complex="normal"/>
    </style:style>
    <style:style style:name="T15" style:family="text">
      <style:text-properties fo:color="#ff0000" loext:opacity="100%" officeooo:rsid="0032a05f"/>
    </style:style>
    <style:style style:name="T16" style:family="text">
      <style:text-properties fo:color="#ff0000" loext:opacity="100%" fo:font-weight="normal" officeooo:rsid="0032a05f" style:font-weight-asian="normal" style:font-weight-complex="normal"/>
    </style:style>
    <style:style style:name="T17" style:family="text">
      <style:text-properties officeooo:rsid="002b578f"/>
    </style:style>
    <style:style style:name="T18" style:family="text">
      <style:text-properties officeooo:rsid="002243e8"/>
    </style:style>
    <style:style style:name="T19" style:family="text">
      <style:text-properties style:font-name="DejaVu Serif" fo:font-weight="bold" style:font-weight-asian="bold"/>
    </style:style>
    <style:style style:name="T20" style:family="text">
      <style:text-properties style:font-name="DejaVu Serif"/>
    </style:style>
    <style:style style:name="T21" style:family="text">
      <style:text-properties fo:font-weight="normal" officeooo:rsid="0023e832" style:font-weight-asian="normal" style:font-weight-complex="normal"/>
    </style:style>
    <style:style style:name="T22" style:family="text">
      <style:text-properties officeooo:rsid="0021f8f5"/>
    </style:style>
    <style:style style:name="T23" style:family="text">
      <style:text-properties officeooo:rsid="0023e832"/>
    </style:style>
    <style:style style:name="T24" style:family="text">
      <style:text-properties officeooo:rsid="0024bd3d"/>
    </style:style>
    <style:style style:name="T25" style:family="text">
      <style:text-properties fo:font-weight="normal" officeooo:rsid="0021f8f5" style:font-weight-asian="normal" style:font-weight-complex="normal"/>
    </style:style>
    <style:style style:name="T26" style:family="text">
      <style:text-properties officeooo:rsid="003240a4"/>
    </style:style>
    <style:style style:name="T27" style:family="text">
      <style:text-properties officeooo:rsid="002d1489"/>
    </style:style>
    <style:style style:name="T28" style:family="text">
      <style:text-properties officeooo:rsid="00319191"/>
    </style:style>
    <style:style style:name="T29" style:family="text">
      <style:text-properties officeooo:rsid="0034b719"/>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6</text:a></text:p>
          <text:p text:style-name="P4"><text:a xlink:type="simple" xlink:href="#__RefHeading___Toc1310_3039812308" office:name="2.3 Functieanalyse (MoSCow)" text:style-name="Index_20_Link" text:visited-style-name="Index_20_Link">2.3 Functieanalyse (MoSCow)<text:tab/>6</text:a></text:p>
          <text:p text:style-name="P4"><text:a xlink:type="simple" xlink:href="#__RefHeading___Toc1312_3039812308" office:name="2.4 Beperkingen en voorkeuren" text:style-name="Index_20_Link" text:visited-style-name="Index_20_Link">2.4 Beperkingen en voorkeuren<text:tab/>7</text:a></text:p>
          <text:p text:style-name="P4"><text:a xlink:type="simple" xlink:href="#__RefHeading___Toc1314_3039812308" office:name="2.5 Use case / scenario" text:style-name="Index_20_Link" text:visited-style-name="Index_20_Link">2.5 Use case / scenario<text:tab/>8</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584_3069374886" office:name="3. Methoden" text:style-name="Index_20_Link" text:visited-style-name="Index_20_Link">3. Methoden<text:tab/>10</text:a></text:p>
          <text:p text:style-name="P4"><text:a xlink:type="simple" xlink:href="#__RefHeading___Toc1586_3069374886" office:name="3.1 Welke sensoren zijn geschikt?" text:style-name="Index_20_Link" text:visited-style-name="Index_20_Link">3.1 Welke sensoren zijn geschikt?<text:tab/>10</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1</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1</text:a></text:p>
          <text:p text:style-name="P4"><text:a xlink:type="simple" xlink:href="#__RefHeading___Toc1592_3069374886" office:name="3.4 Schematische weergave" text:style-name="Index_20_Link" text:visited-style-name="Index_20_Link">3.4 Schematische weergave<text:tab/>12</text:a></text:p>
          <text:p text:style-name="P3"><text:a xlink:type="simple" xlink:href="#__RefHeading___Toc1594_3069374886" office:name="4. Advies en Planning" text:style-name="Index_20_Link" text:visited-style-name="Index_20_Link">4. Advies en Planning<text:tab/>14</text:a></text:p>
          <text:p text:style-name="P3"><text:a xlink:type="simple" xlink:href="#__RefHeading___Toc1596_3069374886" office:name="Bijlage 1 – Conceptvragenlijst Expertinterviews" text:style-name="Index_20_Link" text:visited-style-name="Index_20_Link">Bijlage 1 – Conceptvragenlijst Expertinterviews<text:tab/>16</text:a></text:p>
          <text:p text:style-name="P4"><text:a xlink:type="simple" xlink:href="#__RefHeading___Toc1598_3069374886" office:name="Blok 1 – Sensoren (opgesplitst naar experts)" text:style-name="Index_20_Link" text:visited-style-name="Index_20_Link">Blok 1 – Sensoren (opgesplitst naar experts)<text:tab/>16</text:a></text:p>
          <text:p text:style-name="P6"><text:a xlink:type="simple" xlink:href="#__RefHeading___Toc1600_3069374886" office:name="1. Expertinterview met powerliftcoach" text:style-name="Index_20_Link" text:visited-style-name="Index_20_Link">1. Expertinterview met powerliftcoach<text:tab/>16</text:a></text:p>
          <text:p text:style-name="P6"><text:a xlink:type="simple" xlink:href="#__RefHeading___Toc1602_3069374886" office:name="2. Expertinterview met sensor- of hardware-expert" text:style-name="Index_20_Link" text:visited-style-name="Index_20_Link">2. Expertinterview met sensor- of hardware-expert<text:tab/>16</text:a></text:p>
          <text:p text:style-name="P6"><text:a xlink:type="simple" xlink:href="#__RefHeading___Toc1604_3069374886" office:name="3. Literatuurstudie" text:style-name="Index_20_Link" text:visited-style-name="Index_20_Link">3. Literatuurstudie<text:tab/>17</text:a></text:p>
          <text:p text:style-name="P5"><text:a xlink:type="simple" xlink:href="#__RefHeading___Toc1606_3069374886" office:name="Blok 2 – Microcontroller &amp; Software" text:style-name="Index_20_Link" text:visited-style-name="Index_20_Link">Blok 2 – Microcontroller &amp; Software<text:tab/>17</text:a></text:p>
          <text:p text:style-name="P5"><text:a xlink:type="simple" xlink:href="#__RefHeading___Toc1608_3069374886" office:name="Blok 3 – Analyse &amp; Gebruik" text:style-name="Index_20_Link" text:visited-style-name="Index_20_Link">Blok 3 – Analyse &amp; Gebruik<text:tab/>17</text:a></text:p>
          <text:p text:style-name="P5"><text:a xlink:type="simple" xlink:href="#__RefHeading___Toc1610_3069374886" office:name="Afsluitende vragen" text:style-name="Index_20_Link" text:visited-style-name="Index_20_Link">Afsluitende vragen<text:tab/>18</text:a></text:p>
        </text:index-body>
      </text:table-of-content>
      <text:h text:style-name="P7" text:outline-level="2"><text:span text:style-name="Strong_20_Emphasis"/></text:h>
      <text:h text:style-name="Heading_20_1" text:outline-level="1"><text:span text:style-name="Strong_20_Emphasis"/></text:h>
      <text:h text:style-name="P8" text:outline-level="1"><text:bookmark-start text:name="__RefHeading___Toc1_544639217"/><text:span text:style-name="Strong_20_Emphasis"><text:span text:style-name="T1">1</text:span></text:span><text:span text:style-name="Strong_20_Emphasis">. Projectbeschrijving</text:span><text:bookmark-end text:name="__RefHeading___Toc1_544639217"/></text:h>
      <text:p text:style-name="P9"><text:span text:style-name="Strong_20_Emphasis">Projectnaam:</text:span> Bewegingsanalyse <text:span text:style-name="T2">Kniepijn</text:span></text:p>
      <text:p text:style-name="P10"><text:span text:style-name="T3">Voorwoord/Introductie</text:span><text:span text:style-name="T4">:<text:line-break/></text:span><text:span text:style-name="T5">Tegenwoordig worden onze hersenen, waarmee we kunnen nadenken, en onze beweegbare duimen, waarmee we objecten kunnen manipuleren, vaak gezien als </text:span><text:span text:style-name="T6">het enige evolutationer eigenschap </text:span><text:span text:style-name="T5"><text:s/>die ons evolutionair een grote voorsprong hebben gegeven. Maar de mens bezit nog meer bijzondere evolutionaire eigenschappen.</text:span></text:p>
      <text:p text:style-name="P11">In Llanwrtyd Wells, Wales, wordt jaarlijks de <text:span text:style-name="Strong_20_Emphasis">Man vs. Horse Marathon</text:span> gehouden. Dit is een wedstrijd waarbij hardlopers het opnemen tegen ruiters te paard over een afstand van ongeveer 35 kilometer. De race werd voor het eerst georganiseerd in 1980, nadat in een pub een discussie ontstond over de vraag of een mens een paard zou kunnen verslaan over een lange afstand.</text:p>
      <text:p text:style-name="P11">Over het algemeen winnen de paarden door hun snelheid, maar in 2004, 2007, 2022, 2023 en 2025 won de mens. Wat hadden die dagen met elkaar gemeen? Het waren hete tot zeer hete dagen.</text:p>
      <text:p text:style-name="P11">De verklaring ligt in onze uitzonderlijke thermoregulatie. Mensen kunnen zweten over het hele lichaam, waardoor we zeer efficiënt warmte kunnen afvoeren. In combinatie met ons enorme uithoudingsvermogen maakt dat ons tot bijzonder goede duursporters. Als de afstand bijvoorbeeld zou worden vergroot naar 100 kilometer of meer, is het goed mogelijk dat de discussie niet langer gaat over <text:span text:style-name="Emphasis">wanneer de mens won</text:span>, maar juist over de zeldzame momenten dat het paard met ruiter de overwinning behaalde.</text:p>
      <text:p text:style-name="P11">Dit alles benadrukt het concept dat de mens evolutionair gevormd is volgens de zogenaamde <text:span text:style-name="Strong_20_Emphasis">‘persistence hunting’-hypothese</text:span>.<text:span text:style-name="T7">(Hier na verwijzen via bron?)</text:span><text:span text:style-name="T8"> </text:span>Wij zijn misschien niet de snelsten, maar we kunnen het ongelofelijk lang volhouden.</text:p>
      <text:p text:style-name="P12"><text:span text:style-name="Strong_20_Emphasis"><text:span text:style-name="T3">Probleem:</text:span></text:span><text:span text:style-name="Strong_20_Emphasis"><text:span text:style-name="T9"><text:line-break/></text:span></text:span><text:span text:style-name="Strong_20_Emphasis"><text:span text:style-name="T5">Mijn lichaam heeft, net als dat van vele anderen, regelmatig moeite met hardlopen. Het welbekende verhaal: </text:span></text:span><text:span text:style-name="Strong_20_Emphasis"><text:span text:style-name="Emphasis"><text:span text:style-name="T5">ik wil wel hardlopen, maar mijn knieën kunnen het niet aan.</text:span></text:span></text:span><text:span text:style-name="Strong_20_Emphasis"><text:span text:style-name="T5"> Dit was ook mijn overtuiging, totdat ik begon met powerliften en regelmatig in contact kwam met </text:span></text:span><text:span text:style-name="Strong_20_Emphasis"><text:span text:style-name="T10">een powerliftcoach.</text:span></text:span><text:span text:style-name="Strong_20_Emphasis"><text:span text:style-name="T5"> </text:span></text:span><text:span text:style-name="Strong_20_Emphasis"><text:span text:style-name="T10">H</text:span></text:span><text:span text:style-name="Strong_20_Emphasis"><text:span text:style-name="T5">ij stelden dat de oorzaak vaak niet in de knieën zelf ligt, maar in een gebrek aan mobiliteit en/of een gebrekkige aansturing vanuit de hersenen, waarschijnlijk ergens in de heupen en/of voeten.</text:span></text:span></text:p>
      <text:p text:style-name="P13">Wanneer je lichaam een bepaalde beweging niet goed kan maken, gaat het compenseren. Kniepijn ontstaat vaak omdat de knieën proberen die beperkte bewegingsvrijheid te compenseren op een manier die niet lang vol te houden is.</text:p>
      <text:p text:style-name="P13">De oplossing ligt in het achterhalen waar precies de oorzaak zit. Maar is er sprake van één probleem, of juist van meerdere? Zelf hierachter komen is ontzettend lastig. Je kunt hiervoor terecht bij fysiotherapeuten of, zoals in mijn geval, bij een powerliftcoach. In powerlifting ligt de nadruk sterk op efficiënt bewegen. Ook andere professionals werken vanuit datzelfde uitgangspunt. Wat ze echter allemaal gemeen hebben, is dat ze niet <text:span text:style-name="Emphasis">in je lichaam kunnen kijken</text:span>.</text:p>
      <text:p text:style-name="P13">Dit is precies het probleem dat ik wil aanpakken. Niet zozeer om professionals daadwerkelijk in het lichaam te laten kijken, maar wel om hen via IT meer en betere informatie te geven over hoe een cliënt beweegt.</text:p>
      <text:p text:style-name="P14"><text:span text:style-name="Strong_20_Emphasis"><text:span text:style-name="T11"/></text:span></text:p>
      <text:p text:style-name="P15"><text:span text:style-name="Strong_20_Emphasis"><text:span text:style-name="T9">Doel:</text:span></text:span><text:span text:style-name="T9"><text:line-break/></text:span>Het ontwikkelen van een prototype van een meetsysteem dat extra informatie geeft aan een professional over hoe een cliënt <text:span text:style-name="T12">bij het powerliften</text:span> beweegt. Dit systeem kan door de professional worden gebruikt als hulpmiddel bij zowel de analyse van het probleem als bij de validatie van de gekozen oplossing.</text:p>
      <text:p text:style-name="P9"><text:span text:style-name="Strong_20_Emphasis">Hoofdvraag:</text:span><text:line-break/><text:span text:style-name="T13">Welke digitaal meetsysteem kan worden ontwikkeld dat inzicht geeft in de beweging die gemaakt worden bij het powerliften?</text:span></text:p>
      <text:p text:style-name="P16"><text:span text:style-name="Strong_20_Emphasis"><text:span text:style-name="T14"/></text:span></text:p>
      <text:h text:style-name="P8"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17"><text:span text:style-name="Strong_20_Emphasis"><text:span text:style-name="T5">Het prototype wordt ontwikkeld in meerdere fases</text:span></text:span><text:span text:style-name="Strong_20_Emphasis"> (runs): </text:span><text:span text:style-name="Strong_20_Emphasis"><text:span text:style-name="T15">O</text:span></text:span><text:span text:style-name="Strong_20_Emphasis"><text:span text:style-name="T16">psomming vs Tabel?</text:span></text:span></text:p>
      <text:list text:style-name="L1">
        <text:list-item>
          <text:p text:style-name="P18"><text:span text:style-name="Strong_20_Emphasis"><text:span text:style-name="T17">Run 1 - Onderzoeksvragen</text:span></text:span></text:p>
        </text:list-item>
        <text:list-item>
          <text:p text:style-name="P19"><text:span text:style-name="Strong_20_Emphasis">Run </text:span><text:span text:style-name="Strong_20_Emphasis"><text:span text:style-name="T17">2</text:span></text:span><text:span text:style-name="Strong_20_Emphasis"> – Hardware prototyping:</text:span> Sensortechnologieën onderzoeken, sensoren koppelen, output zichtbaar maken in realtime.</text:p>
        </text:list-item>
        <text:list-item>
          <text:p text:style-name="P19"><text:span text:style-name="Strong_20_Emphasis">Run </text:span><text:span text:style-name="Strong_20_Emphasis"><text:span text:style-name="T17">3</text:span></text:span><text:span text:style-name="Strong_20_Emphasis"> – Dataopslag:</text:span> Output lokaal opslaan zodat bewegingen later kunnen worden teruggekeken.</text:p>
        </text:list-item>
        <text:list-item>
          <text:p text:style-name="P19"><text:span text:style-name="Strong_20_Emphasis">Run </text:span><text:span text:style-name="Strong_20_Emphasis"><text:span text:style-name="T17">4</text:span></text:span><text:span text:style-name="Strong_20_Emphasis"> – Analyse:</text:span> Data-analyse toevoegen, bijvoorbeeld visualisatie van drukverdeling of bewegingspatronen.</text:p>
        </text:list-item>
        <text:list-item>
          <text:p text:style-name="P19"><text:span text:style-name="Strong_20_Emphasis">Run </text:span><text:span text:style-name="Strong_20_Emphasis"><text:span text:style-name="T17">5</text:span></text:span><text:span text:style-name="Strong_20_Emphasis"> – Verdere uitbreidingen:</text:span> Integratie met apps, webinterface of slimme software (smartware). <text:span text:style-name="T18">Als we bij deze run aankomen wordt dit verder onderzocht wat we willen en kunnen met de tijd en budget dat nog resteerd en dde feedback dat we in de tussen tijd hebben gekregen.</text:span></text:p>
        </text:list-item>
      </text:list>
      <text:p text:style-name="P20"/>
      <table:table table:name="Table1" table:style-name="Table1">
        <table:table-column table:style-name="Table1.A"/>
        <table:table-column table:style-name="Table1.B"/>
        <table:table-row table:style-name="Table1.1">
          <table:table-cell table:style-name="Table1.A1" office:value-type="string">
            <text:p text:style-name="P21"><text:span text:style-name="T19">Run</text:span></text:p>
          </table:table-cell>
          <table:table-cell table:style-name="Table1.A1" office:value-type="string">
            <text:p text:style-name="P21"><text:span text:style-name="T19">Doel / Activiteit</text:span></text:p>
          </table:table-cell>
        </table:table-row>
        <table:table-row table:style-name="Table1.2">
          <table:table-cell table:style-name="Table1.A1" office:value-type="string">
            <text:p text:style-name="P22"><text:span text:style-name="T20">Run 1</text:span></text:p>
          </table:table-cell>
          <table:table-cell table:style-name="Table1.A1" office:value-type="string">
            <text:p text:style-name="P22"><text:span text:style-name="T20">Onderzoeksvragen identificeren, requirements verzamelen</text:span></text:p>
          </table:table-cell>
        </table:table-row>
        <table:table-row table:style-name="Table1.3">
          <table:table-cell table:style-name="Table1.A1" office:value-type="string">
            <text:p text:style-name="P22"><text:span text:style-name="T20">Run 2</text:span></text:p>
          </table:table-cell>
          <table:table-cell table:style-name="Table1.A1" office:value-type="string">
            <text:p text:style-name="P22"><text:span text:style-name="T20">Hardware prototyping: sensortechnologieën testen en realtime output zichtbaar maken</text:span></text:p>
          </table:table-cell>
        </table:table-row>
        <table:table-row table:style-name="Table1.4">
          <table:table-cell table:style-name="Table1.A1" office:value-type="string">
            <text:p text:style-name="P22"><text:span text:style-name="T20">Run 3</text:span></text:p>
          </table:table-cell>
          <table:table-cell table:style-name="Table1.A1" office:value-type="string">
            <text:p text:style-name="P22"><text:span text:style-name="T20">Dataopslag: output lokaal opslaan voor latere analyse</text:span></text:p>
          </table:table-cell>
        </table:table-row>
        <text:soft-page-break/>
        <table:table-row table:style-name="Table1.5">
          <table:table-cell table:style-name="Table1.A1" office:value-type="string">
            <text:p text:style-name="P22"><text:span text:style-name="T20">Run 4</text:span></text:p>
          </table:table-cell>
          <table:table-cell table:style-name="Table1.A1" office:value-type="string">
            <text:p text:style-name="P22"><text:span text:style-name="T20">Analyse: basisanalyse, visualisatie van drukverdeling en bewegingspatronen</text:span></text:p>
          </table:table-cell>
        </table:table-row>
        <table:table-row table:style-name="Table1.6">
          <table:table-cell table:style-name="Table1.A1" office:value-type="string">
            <text:p text:style-name="P22"><text:span text:style-name="T20">Run 5</text:span></text:p>
          </table:table-cell>
          <table:table-cell table:style-name="Table1.A1" office:value-type="string">
            <text:p text:style-name="P22"><text:span text:style-name="T20">Verdere uitbreidingen: apps/webinterface integratie, smartware-opties, gebaseerd op feedback en budget</text:span></text:p>
          </table:table-cell>
        </table:table-row>
      </table:table>
      <text:p text:style-name="Standard"/>
      <text:p text:style-name="P23"/>
      <text:h text:style-name="P24" text:outline-level="4"/>
      <text:h text:style-name="Heading_20_2" text:outline-level="2"><text:bookmark-start text:name="__RefHeading___Toc1308_3039812308"/>2.2 Doelgroep / Gebruikers<text:bookmark-end text:name="__RefHeading___Toc1308_3039812308"/></text:h>
      <text:list text:style-name="L2">
        <text:list-item>
          <text:p text:style-name="P25"><text:span text:style-name="Strong_20_Emphasis">Primair:</text:span> Professionals zoals fysiotherapeuten en coaches die inzicht willen in hoe een cliënt beweegt.</text:p>
        </text:list-item>
        <text:list-item>
          <text:p text:style-name="P25"><text:span text:style-name="Strong_20_Emphasis">Secundair:</text:span> Cliënten zelf, indien het systeem later intuïtief genoeg wordt.</text:p>
        </text:list-item>
        <text:list-item>
          <text:p text:style-name="P25">Gebruiksgemak is belangrijk, maar prioriteit ligt op <text:span text:style-name="Strong_20_Emphasis">functionerend prototype</text:span>.</text:p>
        </text:list-item>
      </text:list>
      <text:h text:style-name="Heading_20_2" text:outline-level="2"><text:bookmark-start text:name="__RefHeading___Toc1310_3039812308"/>2.3 Functieanalyse (<text:span text:style-name="T18">MoSCow</text:span>)<text:bookmark-end text:name="__RefHeading___Toc1310_3039812308"/></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ext:span text:style-name="T19">Functie / Feature</text:span></text:p>
          </table:table-cell>
          <table:table-cell table:style-name="Table2.A1" office:value-type="string">
            <text:p text:style-name="P21"><text:span text:style-name="T19">MoSCoW-prioriteit</text:span></text:p>
          </table:table-cell>
          <table:table-cell table:style-name="Table2.A1" office:value-type="string">
            <text:p text:style-name="P21"><text:span text:style-name="T19">Toelichting / Run</text:span></text:p>
          </table:table-cell>
        </table:table-row>
        <table:table-row table:style-name="Table2.1">
          <table:table-cell table:style-name="Table2.A1" office:value-type="string">
            <text:p text:style-name="P22"><text:span text:style-name="T20">Vrije software</text:span></text:p>
          </table:table-cell>
          <table:table-cell table:style-name="Table2.A1" office:value-type="string">
            <text:p text:style-name="P22"><text:span text:style-name="T20">Must have</text:span></text:p>
          </table:table-cell>
          <table:table-cell table:style-name="Table2.A1" office:value-type="string">
            <text:p text:style-name="P22"><text:span text:style-name="T20">Open-source software</text:span></text:p>
          </table:table-cell>
        </table:table-row>
        <table:table-row table:style-name="Table2.1">
          <table:table-cell table:style-name="Table2.A1" office:value-type="string">
            <text:p text:style-name="P22"><text:span text:style-name="T20">Realtime uitlezen van sensordata</text:span></text:p>
          </table:table-cell>
          <table:table-cell table:style-name="Table2.A1" office:value-type="string">
            <text:p text:style-name="P22"><text:span text:style-name="T20">Must have</text:span></text:p>
          </table:table-cell>
          <table:table-cell table:style-name="Table2.A1" office:value-type="string">
            <text:p text:style-name="P22"><text:span text:style-name="T20">Kernfunctionaliteit voor feedback (Run 2)</text:span></text:p>
          </table:table-cell>
        </table:table-row>
        <table:table-row table:style-name="Table2.1">
          <table:table-cell table:style-name="Table2.A1" office:value-type="string">
            <text:p text:style-name="P22"><text:span text:style-name="T20">Draagbaarheid hardware</text:span></text:p>
          </table:table-cell>
          <table:table-cell table:style-name="Table2.A1" office:value-type="string">
            <text:p text:style-name="P22"><text:span text:style-name="T20">Must have</text:span></text:p>
          </table:table-cell>
          <table:table-cell table:style-name="Table2.A1" office:value-type="string">
            <text:p text:style-name="P22"><text:span text:style-name="T20">Belangrijk voor gebruik in sportschool (Run 1 &amp; 2)</text:span></text:p>
          </table:table-cell>
        </table:table-row>
        <text:soft-page-break/>
        <table:table-row table:style-name="Table2.1">
          <table:table-cell table:style-name="Table2.A1" office:value-type="string">
            <text:p text:style-name="P22"><text:span text:style-name="T20">Visualisatie van data</text:span></text:p>
          </table:table-cell>
          <table:table-cell table:style-name="Table2.A1" office:value-type="string">
            <text:p text:style-name="P22"><text:span text:style-name="T20">Must have</text:span></text:p>
          </table:table-cell>
          <table:table-cell table:style-name="Table2.A1" office:value-type="string">
            <text:p text:style-name="P22"><text:span text:style-name="T20">Voor interpretatie door professional (Run 2 &amp; 3)</text:span></text:p>
          </table:table-cell>
        </table:table-row>
        <table:table-row table:style-name="Table2.1">
          <table:table-cell table:style-name="Table2.A1" office:value-type="string">
            <text:p text:style-name="P22"><text:span text:style-name="T20">Data lokaal opslaan</text:span></text:p>
          </table:table-cell>
          <table:table-cell table:style-name="Table2.A1" office:value-type="string">
            <text:p text:style-name="P22"><text:span text:style-name="T20">Must have</text:span></text:p>
          </table:table-cell>
          <table:table-cell table:style-name="Table2.A1" office:value-type="string">
            <text:p text:style-name="P22"><text:span text:style-name="T20">Nodig voor latere analyse (Run 3)</text:span></text:p>
          </table:table-cell>
        </table:table-row>
        <table:table-row table:style-name="Table2.1">
          <table:table-cell table:style-name="Table2.A1" office:value-type="string">
            <text:p text:style-name="P22"><text:span text:style-name="T20">Basisanalyse van data</text:span></text:p>
          </table:table-cell>
          <table:table-cell table:style-name="Table2.A1" office:value-type="string">
            <text:p text:style-name="P22"><text:span text:style-name="T20">Should have</text:span></text:p>
          </table:table-cell>
          <table:table-cell table:style-name="Table2.A1" office:value-type="string">
            <text:p text:style-name="P22"><text:span text:style-name="T20">Bijvoorbeeld drukverdeling, grafieken (Run 3)</text:span></text:p>
          </table:table-cell>
        </table:table-row>
        <table:table-row table:style-name="Table2.1">
          <table:table-cell table:style-name="Table2.A1" office:value-type="string">
            <text:p text:style-name="P22"><text:span text:style-name="T20">Detectie compensatiebewegingen</text:span></text:p>
          </table:table-cell>
          <table:table-cell table:style-name="Table2.A1" office:value-type="string">
            <text:p text:style-name="P22"><text:span text:style-name="T20">Should have</text:span></text:p>
          </table:table-cell>
          <table:table-cell table:style-name="Table2.A1" office:value-type="string">
            <text:p text:style-name="P22"><text:span text:style-name="T20">Ondersteunt advies (Run 3)</text:span></text:p>
          </table:table-cell>
        </table:table-row>
        <table:table-row table:style-name="Table2.1">
          <table:table-cell table:style-name="Table2.A1" office:value-type="string">
            <text:p text:style-name="P22"><text:span text:style-name="T20">Geavanceerde analyses</text:span></text:p>
          </table:table-cell>
          <table:table-cell table:style-name="Table2.A1" office:value-type="string">
            <text:p text:style-name="P22"><text:span text:style-name="T20">Could have</text:span></text:p>
          </table:table-cell>
          <table:table-cell table:style-name="Table2.A1" office:value-type="string">
            <text:p text:style-name="P22"><text:span text:style-name="T20">Heatmaps, alerts (Run 4)</text:span></text:p>
          </table:table-cell>
        </table:table-row>
        <table:table-row table:style-name="Table2.1">
          <table:table-cell table:style-name="Table2.A1" office:value-type="string">
            <text:p text:style-name="P22"><text:span text:style-name="T20">Intuïtieve interface voor cliënten</text:span></text:p>
          </table:table-cell>
          <table:table-cell table:style-name="Table2.A1" office:value-type="string">
            <text:p text:style-name="P22"><text:span text:style-name="T20">Could have</text:span></text:p>
          </table:table-cell>
          <table:table-cell table:style-name="Table2.A1" office:value-type="string">
            <text:p text:style-name="P22"><text:span text:style-name="T20">Mogelijk in toekomstige uitbreiding (Run 4)</text:span></text:p>
          </table:table-cell>
        </table:table-row>
        <table:table-row table:style-name="Table2.1">
          <table:table-cell table:style-name="Table2.A1" office:value-type="string">
            <text:p text:style-name="P22"><text:span text:style-name="T20">Integratie met apps/webinterface</text:span></text:p>
          </table:table-cell>
          <table:table-cell table:style-name="Table2.A1" office:value-type="string">
            <text:p text:style-name="P22"><text:span text:style-name="T20">Could have</text:span></text:p>
          </table:table-cell>
          <table:table-cell table:style-name="Table2.A1" office:value-type="string">
            <text:p text:style-name="P22"><text:span text:style-name="T20">Optioneel, gepland voor Run 5</text:span></text:p>
          </table:table-cell>
        </table:table-row>
        <table:table-row table:style-name="Table2.1">
          <table:table-cell table:style-name="Table2.A1" office:value-type="string">
            <text:p text:style-name="P22"><text:span text:style-name="T20">Cloudopslag sensordata</text:span></text:p>
          </table:table-cell>
          <table:table-cell table:style-name="Table2.A1" office:value-type="string">
            <text:p text:style-name="P22"><text:span text:style-name="T20">Won’t have</text:span></text:p>
          </table:table-cell>
          <table:table-cell table:style-name="Table2.A1" office:value-type="string">
            <text:p text:style-name="P22"><text:span text:style-name="T20">Buiten scope</text:span></text:p>
          </table:table-cell>
        </table:table-row>
        <table:table-row table:style-name="Table2.1">
          <table:table-cell table:style-name="Table2.A1" office:value-type="string">
            <text:p text:style-name="P22"><text:span text:style-name="T20">Realtime coaching AI</text:span></text:p>
          </table:table-cell>
          <table:table-cell table:style-name="Table2.A1" office:value-type="string">
            <text:p text:style-name="P22"><text:span text:style-name="T20">Won’t have</text:span></text:p>
          </table:table-cell>
          <table:table-cell table:style-name="Table2.A1" office:value-type="string">
            <text:p text:style-name="P22"><text:span text:style-name="T20">Buiten scope</text:span></text:p>
          </table:table-cell>
        </table:table-row>
        <table:table-row table:style-name="Table2.1">
          <table:table-cell table:style-name="Table2.A1" office:value-type="string">
            <text:p text:style-name="P22"><text:span text:style-name="T20">Volledige compatibiliteit alle sensortypes</text:span></text:p>
          </table:table-cell>
          <table:table-cell table:style-name="Table2.A1" office:value-type="string">
            <text:p text:style-name="P22"><text:span text:style-name="T20">Won’t have</text:span></text:p>
          </table:table-cell>
          <table:table-cell table:style-name="Table2.A1" office:value-type="string">
            <text:p text:style-name="P22"><text:span text:style-name="T20">Focus op specifieke sensoren</text:span></text:p>
          </table:table-cell>
        </table:table-row>
        <table:table-row table:style-name="Table2.1">
          <table:table-cell table:style-name="Table2.A1" office:value-type="string">
            <text:p text:style-name="P22"><text:span text:style-name="T20">Integratie met wearables</text:span></text:p>
          </table:table-cell>
          <table:table-cell table:style-name="Table2.A1" office:value-type="string">
            <text:p text:style-name="P22"><text:span text:style-name="T20">Won’t have</text:span></text:p>
          </table:table-cell>
          <table:table-cell table:style-name="Table2.A1" office:value-type="string">
            <text:p text:style-name="P22"><text:span text:style-name="T20">Te veel uitbreiding</text:span></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20">Het project kent diverse beperkingen en ontwerpvoorkeuren die van invloed zijn op de technische uitwerking en keuzes voor hardware, software en functionaliteit:</text:p>
      <text:p text:style-name="P20"><text:span text:style-name="Strong_20_Emphasis">Beperkingen:</text:span></text:p>
      <text:list text:style-name="L3">
        <text:list-item>
          <text:p text:style-name="P2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5">it</text:span></text:span><text:span text:style-name="Strong_20_Emphasis"><text:span text:style-name="T21">eraties/runs</text:span></text:span>.</text:p>
        </text:list-item>
        <text:list-item>
          <text:p text:style-name="P26"><text:span text:style-name="Strong_20_Emphasis">Beperkte ervaring met sensortechnologieën:</text:span> Hoewel dit mijn eerste project van deze omvang is, beschik ik over beperkte ervaring met het <text:soft-page-break/>ontwikkelen van sensorgebaseerde systemen. Dit kan het leerproces en de snelheid van ontwikkeling beïnvloeden.</text:p>
        </text:list-item>
        <text:list-item>
          <text:p text:style-name="P26"><text:span text:style-name="Strong_20_Emphasis">Beperkt projectbudget:</text:span> De beschikbare middelen zijn beperkt, waardoor keuzes voor hardware en software zorgvuldig moeten worden gemaakt.</text:p>
        </text:list-item>
        <text:list-item>
          <text:p text:style-name="P27"><text:span text:style-name="Strong_20_Emphasis"><text:span text:style-name="T22">Draagbaarheid:</text:span></text:span><text:span text:style-name="T22"> </text:span>Het prototype moet redelijk makkelijk mee te nemen zijn: <text:span text:style-name="Strong_20_Emphasis"><text:span text:style-name="T5">handzaam (“sjauwable”)</text:span></text:span><text:span text:style-name="T5">,</text:span> maar niet zo zwaar dat er speciale hulpmiddelen nodig zijn (“forklift<text:span text:style-name="T23">enabled</text:span>”). Dit stelt grenzen aan de omvang en het gewicht van de hardware en beïnvloedt de keuze van sensoren en schermen.</text:p>
        </text:list-item>
        <text:list-item>
          <text:p text:style-name="P26"><text:span text:style-name="Strong_20_Emphasis">Prototypekarakter:</text:span> Het systeem wordt niet direct ontwikkeld als commercieel product, maar als proof-of-concept. Niet alle functies hoeven volledig uitontwikkeld te zijn.</text:p>
        </text:list-item>
      </text:list>
      <text:p text:style-name="P20"><text:span text:style-name="Strong_20_Emphasis">Voorkeuren / voordelen:</text:span></text:p>
      <text:list text:style-name="L4">
        <text:list-item>
          <text:p text:style-name="P2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2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29">De professional plaatst sensoren op, rond, onder of boven de cliënt.</text:p>
        </text:list-item>
        <text:list-item>
          <text:p text:style-name="P29">De cliënt voert specifieke bewegingen uit, zoals squats, deadlifts of bench presses.</text:p>
        </text:list-item>
        <text:list-item>
          <text:p text:style-name="P29">De sensordata wordt realtime weergegeven op een scherm of tablet, zodat de professional direct feedback kan krijgen.</text:p>
        </text:list-item>
        <text:list-item>
          <text:p text:style-name="P29">De data kan lokaal worden opgeslagen voor nadere analyse of vergelijking in de toekomst.</text:p>
        </text:list-item>
        <text:list-item>
          <text:p text:style-name="P29">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30">Welke specifieke sensoren zijn geschikt? (<text:span text:style-name="T24">Hoofdstuk 4, uitwerking methode</text:span>)</text:p>
        </text:list-item>
        <text:list-item>
          <text:p text:style-name="P30"><text:soft-page-break/>Welke microcontroller/software setup geeft de beste realtime feedback? <text:span text:style-name="T24">(hoofdstuk 4, uitwerking methode</text:span></text:p>
        </text:list-item>
        <text:list-item>
          <text:p text:style-name="P30">Welke analysevormen zijn nuttig voor professionals? (grafieken, heatmaps, alerts) <text:span text:style-name="T24">(hoofdstuk 4, uitwerking methode</text:span></text:p>
        </text:list-item>
      </text:list>
      <text:p text:style-name="P31"/>
      <text:h text:style-name="P24" text:outline-level="4"/>
      <text:h text:style-name="Heading_20_2" text:outline-level="2"><text:span text:style-name="Strong_20_Emphasis"><text:span text:style-name="T25"/></text:span></text:h>
      <text:h text:style-name="P8"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7">
        <text:list-item>
          <text:p text:style-name="P32"><text:span text:style-name="Strong_20_Emphasis">Expertinterview met powerliftcoach</text:span></text:p>
          <text:list>
            <text:list-item>
              <text:p text:style-name="P32">Doel: inzicht krijgen in welke bewegingen en informatie voor hem/haar het meest waardevol zijn bij het analyseren van cliënten.</text:p>
            </text:list-item>
            <text:list-item>
              <text:p text:style-name="P32">Voorbeeldvragen:</text:p>
              <text:list>
                <text:list-item>
                  <text:p text:style-name="P32">Bij welke oefeningen mis je cruciale informatie over de beweging van cliënten?</text:p>
                </text:list-item>
                <text:list-item>
                  <text:p text:style-name="P32">Welke fouten of compensatiepatronen wil je sneller of duidelijker kunnen zien?</text:p>
                </text:list-item>
                <text:list-item>
                  <text:p text:style-name="P32">Wat zou je minimaal op een scherm willen terugzien tijdens of na een oefening?</text:p>
                </text:list-item>
              </text:list>
            </text:list-item>
          </text:list>
        </text:list-item>
        <text:list-item>
          <text:p text:style-name="P32"><text:span text:style-name="Strong_20_Emphasis">Expertinterview met sensor- of hardware-expert</text:span></text:p>
          <text:list>
            <text:list-item>
              <text:p text:style-name="P32">Doel: bepalen welke van de informatiebehoeften uit het coach-interview technisch meetbaar zijn en binnen de scope van dit project passen.</text:p>
            </text:list-item>
            <text:list-item>
              <text:p text:style-name="P32">Voorbeeldvragen:</text:p>
              <text:list>
                <text:list-item>
                  <text:p text:style-name="P32">Welke sensortypen zijn geschikt om de genoemde bewegingen te meten?</text:p>
                </text:list-item>
                <text:list-item>
                  <text:p text:style-name="P32"><text:soft-page-break/>Zijn er beperkingen qua draagbaarheid, gewicht of robuustheid waar rekening mee gehouden moet worden?</text:p>
                </text:list-item>
                <text:list-item>
                  <text:p text:style-name="P32">Welke sensoren zijn praktisch haalbaar binnen het beschikbare budget?</text:p>
                </text:list-item>
              </text:list>
            </text:list-item>
          </text:list>
        </text:list-item>
        <text:list-item>
          <text:p text:style-name="P32"><text:span text:style-name="Strong_20_Emphasis">Literatuurstudie</text:span></text:p>
          <text:list>
            <text:list-item>
              <text:p text:style-name="P32">Doel: vergelijking maken tussen verschillende sensortypen (bijv. krachtsensoren, druksensoren, IMU’s).</text:p>
            </text:list-item>
            <text:list-item>
              <text:p text:style-name="P32">Focuspunten:</text:p>
              <text:list>
                <text:list-item>
                  <text:p text:style-name="P32">Belastbaarheid (kunnen ze voldoende kracht registreren zonder schade?)</text:p>
                </text:list-item>
                <text:list-item>
                  <text:p text:style-name="P32">Type input (dynamisch, statisch, combinatie)</text:p>
                </text:list-item>
                <text:list-item>
                  <text:p text:style-name="P32">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26">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8">
        <text:list-item>
          <text:p text:style-name="P33"><text:span text:style-name="Strong_20_Emphasis">Literatuurstudie</text:span></text:p>
          <text:list>
            <text:list-item>
              <text:p text:style-name="P33">Onderzoeken welke microcontrollers en frameworks vaak worden gebruikt in combinatie met de geselecteerde sensoren.</text:p>
            </text:list-item>
            <text:list-item>
              <text:p text:style-name="P33">Criteria: snelheid van dataverwerking, compatibiliteit, draagbaarheid, community-ondersteuning (open-source).</text:p>
            </text:list-item>
          </text:list>
        </text:list-item>
        <text:list-item>
          <text:p text:style-name="P33"><text:span text:style-name="Strong_20_Emphasis">Expertinterview met hardware-/software-experts</text:span></text:p>
          <text:list>
            <text:list-item>
              <text:p text:style-name="P33">De voorlopige keuzes uit de literatuurstudie worden voorgelegd aan experts om praktische feedback te krijgen.</text:p>
            </text:list-item>
            <text:list-item>
              <text:p text:style-name="P33">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9">
        <text:list-item>
          <text:p text:style-name="P34"><text:soft-page-break/><text:span text:style-name="Strong_20_Emphasis">Literatuurstudie</text:span></text:p>
          <text:list>
            <text:list-item>
              <text:p text:style-name="P34">Onderzoeken van bestaande studies in de bewegingswetenschappen, fysiotherapie en krachttraining om een basis te leggen voor mogelijke analysetools.</text:p>
            </text:list-item>
          </text:list>
        </text:list-item>
        <text:list-item>
          <text:p text:style-name="P34"><text:span text:style-name="Strong_20_Emphasis">Co-design workshop met powerliftcoach</text:span></text:p>
          <text:list>
            <text:list-item>
              <text:p text:style-name="P34">Samen met een coach wordt in een interactieve sessie verkend welke vormen van visualisatie (bijv. grafieken, heatmaps, alerts) het meest bruikbaar zijn.</text:p>
            </text:list-item>
            <text:list-item>
              <text:p text:style-name="P34">Door het gezamenlijk schetsen of bespreken van mock-ups ontstaat direct inzicht in voorkeuren en gebruiksgemak.</text:p>
            </text:list-item>
          </text:list>
        </text:list-item>
        <text:list-item>
          <text:p text:style-name="P34"><text:span text:style-name="Strong_20_Emphasis">Resultaat:</text:span></text:p>
          <text:list>
            <text:list-item>
              <text:p text:style-name="P34">Een selectie van 2–3 analysevormen die aansluiten op de praktijkbehoeften van professionals en die in het prototype verder kunnen worden uitgewerkt.</text:p>
            </text:list-item>
          </text:list>
        </text:list-item>
      </text:list>
      <text:h text:style-name="P35" text:outline-level="2"><text:bookmark-start text:name="__RefHeading___Toc1592_3069374886"/>3.4 Schematische weergave<text:bookmark-end text:name="__RefHeading___Toc1592_3069374886"/></text:h>
      <text:p text:style-name="P3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T19">Openstaande vraag</text:span></text:p>
          </table:table-cell>
          <table:table-cell table:style-name="Table3.A1" office:value-type="string">
            <text:p text:style-name="P21"><text:span text:style-name="T19">Onderzoeksmethode(n)</text:span></text:p>
          </table:table-cell>
          <table:table-cell table:style-name="Table3.A1" office:value-type="string">
            <text:p text:style-name="P21"><text:span text:style-name="T19">Verwacht resultaat</text:span></text:p>
          </table:table-cell>
        </table:table-row>
        <table:table-row table:style-name="Table3.2">
          <table:table-cell table:style-name="Table3.A1" office:value-type="string">
            <text:p text:style-name="P22"><text:span text:style-name="T20">Welke sensoren zijn geschikt?</text:span></text:p>
          </table:table-cell>
          <table:table-cell table:style-name="Table3.A1" office:value-type="string">
            <text:p text:style-name="P37">- Expertinterview met powerliftcoach</text:p>
            <text:p text:style-name="P37">- Expertinterview met sensor-/hardware-expert</text:p>
            <text:p text:style-name="P37">- Literatuurstudie (vergelijking eigenschappen sensoren)</text:p>
          </table:table-cell>
          <table:table-cell table:style-name="Table3.A1" office:value-type="string">
            <text:p text:style-name="P22"><text:span text:style-name="T20">Selectie van 1–2 sensortypen die technisch haalbaar en praktisch bruikbaar zijn voor het prototype.</text:span></text:p>
          </table:table-cell>
        </table:table-row>
        <text:soft-page-break/>
        <table:table-row table:style-name="Table3.3">
          <table:table-cell table:style-name="Table3.A1" office:value-type="string">
            <text:p text:style-name="P22"><text:span text:style-name="T20">Welke microcontroller/software-setup geeft de beste realtime feedback?</text:span></text:p>
          </table:table-cell>
          <table:table-cell table:style-name="Table3.A1" office:value-type="string">
            <text:p text:style-name="P37">- Literatuurstudie (technische opties en compatibiliteit)</text:p>
            <text:p text:style-name="P37">- Expertinterview met hardware-/software-experts</text:p>
          </table:table-cell>
          <table:table-cell table:style-name="Table3.A1" office:value-type="string">
            <text:p text:style-name="P22"><text:span text:style-name="T20">Keuze voor een microcontroller en softwareomgeving die realtime feedback kan geven en aansluit bij de geselecteerde sensoren.</text:span></text:p>
          </table:table-cell>
        </table:table-row>
        <table:table-row table:style-name="Table3.4">
          <table:table-cell table:style-name="Table3.A1" office:value-type="string">
            <text:p text:style-name="P22"><text:span text:style-name="T20">Welke analysevormen zijn nuttig voor professionals?</text:span></text:p>
          </table:table-cell>
          <table:table-cell table:style-name="Table3.A1" office:value-type="string">
            <text:p text:style-name="P37">- Literatuurstudie (bewegingswetenschappen, fysiotherapie, krachttraining)</text:p>
            <text:p text:style-name="P37">- <text:span text:style-name="T27">CO-Design</text:span></text:p>
            <text:p text:style-name="P37">- Expertreview met powerliftcoach</text:p>
          </table:table-cell>
          <table:table-cell table:style-name="Table3.A1" office:value-type="string">
            <text:p text:style-name="P22"><text:span text:style-name="T20">Lijst van 2–3 visualisatievormen (bijv. grafieken, heatmaps, alerts) die voor professionals het meest waardevol zijn.</text:span></text:p>
          </table:table-cell>
        </table:table-row>
      </table:table>
      <text:p text:style-name="Standard"/>
      <text:p text:style-name="P38"><text:span text:style-name="Strong_20_Emphasis"/></text:p>
      <text:h text:style-name="P39" text:outline-level="1"><text:bookmark-start text:name="__RefHeading___Toc1594_3069374886"/><text:span text:style-name="Strong_20_Emphasis"><text:span text:style-name="T28">4. Advies en Planning</text:span></text:span><text:bookmark-end text:name="__RefHeading___Toc1594_3069374886"/></text:h>
      <text:p text:style-name="P40"><text:span text:style-name="Strong_20_Emphasis"><text:span text:style-name="T5">Op basis van de analyses in hoofdstukken 2 en 3 kan het volgende voorlopig advies worden gegeven:</text:span></text:span></text:p>
      <text:list text:style-name="L10">
        <text:list-item>
          <text:p text:style-name="P41"><text:span text:style-name="Strong_20_Emphasis">Sensortechnologie</text:span></text:p>
          <text:list>
            <text:list-item>
              <text:p text:style-name="P41">Begin met 1–2 types sensoren die <text:span text:style-name="T28">informatie kan verzamelen dat de expert nieuwe inzichten geeft maar die ook toepasbaarzijn voor een onervaren ontwikkelaar.</text:span></text:p>
            </text:list-item>
            <text:list-item>
              <text:p text:style-name="P41">Focus op draagbaarheid en gebruiksgemak, zodat de professional het prototype eenvoudig kan toepassen in een sportschool- of trainingsomgeving.</text:p>
            </text:list-item>
            <text:list-item>
              <text:p text:style-name="P41">Sensoren moeten robuust genoeg zijn voor dynamische krachttrainingen, maar hoeven niet direct commercieel geschikt te zijn.</text:p>
            </text:list-item>
          </text:list>
        </text:list-item>
        <text:list-item>
          <text:p text:style-name="P41"><text:span text:style-name="Strong_20_Emphasis">Microcontroller en software</text:span></text:p>
          <text:list>
            <text:list-item>
              <text:p text:style-name="P41">Gebruik een microcontroller/platform met goede ondersteuning voor real-time data-acquisitie en compatibiliteit met de gekozen sensoren (bijv. Arduino of ESP32).</text:p>
            </text:list-item>
            <text:list-item>
              <text:p text:style-name="P41">Houd de software open-source en modulair, zodat functies later eenvoudig uitgebreid kunnen worden.</text:p>
            </text:list-item>
            <text:list-item>
              <text:p text:style-name="P41">Voor visualisatie kan in eerste instantie een laptop of tablet worden gebruikt, zodat realtime feedback zichtbaar is voor de professional.</text:p>
            </text:list-item>
          </text:list>
        </text:list-item>
        <text:list-item>
          <text:p text:style-name="P41"><text:span text:style-name="Strong_20_Emphasis">Analyse en visualisatie</text:span></text:p>
          <text:list>
            <text:list-item>
              <text:p text:style-name="P41">Pas co-design (workshop research) toe met een coach/fysiotherapeut om 2–3 analysevormen te selecteren die bruikbaar zijn in de praktijk.</text:p>
            </text:list-item>
            <text:list-item>
              <text:p text:style-name="P41">Mogelijke vormen: grafieken van bewegingshoek, heatmaps van drukverdeling, waarschuwingen bij compensatiebewegingen.</text:p>
            </text:list-item>
            <text:list-item>
              <text:p text:style-name="P41">Begin eenvoudig en bouw stap voor stap uit naar complexere analyses.</text:p>
            </text:list-item>
          </text:list>
        </text:list-item>
        <text:list-item>
          <text:p text:style-name="P41"><text:span text:style-name="Strong_20_Emphasis">Prototypefocus</text:span></text:p>
          <text:list>
            <text:list-item>
              <text:p text:style-name="P41">Het primaire doel is een functionerend proof-of-concept.</text:p>
            </text:list-item>
            <text:list-item>
              <text:p text:style-name="P41">Alle keuzes worden gemaakt met het oog op <text:span text:style-name="Strong_20_Emphasis">eerste bruikbare versie</text:span>, niet op een commercieel product.</text:p>
            </text:list-item>
            <text:list-item>
              <text:p text:style-name="P41"><text:soft-page-break/>Feedback van experts en gebruikers zal richting geven aan toekomstige uitbreidingen.</text:p>
            </text:list-item>
          </text:list>
        </text:list-item>
      </text:list>
      <text:p text:style-name="P40"><text:span text:style-name="Strong_20_Emphasis"/></text:p>
      <text:p text:style-name="P42"><text:span text:style-name="Strong_20_Emphasis"><text:span text:style-name="T29">Planning</text:spa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xt:span text:style-name="Strong_20_Emphasis"><text:span text:style-name="T19">Fase / Run</text:span></text:span></text:p>
          </table:table-cell>
          <table:table-cell table:style-name="Table4.A1" office:value-type="string">
            <text:p text:style-name="P21"><text:span text:style-name="T19">Activiteit</text:span></text:p>
          </table:table-cell>
          <table:table-cell table:style-name="Table4.A1" office:value-type="string">
            <text:p text:style-name="P21"><text:span text:style-name="T19">Tijdsbesteding</text:span></text:p>
          </table:table-cell>
        </table:table-row>
        <table:table-row table:style-name="Table4.1">
          <table:table-cell table:style-name="Table4.A1" office:value-type="string">
            <text:p text:style-name="P22"><text:span text:style-name="T20">Run 1</text:span></text:p>
          </table:table-cell>
          <table:table-cell table:style-name="Table4.A1" office:value-type="string">
            <text:p text:style-name="P22"><text:span text:style-name="T20">Onderzoeksvragen definiëren en literatuurstudie</text:span></text:p>
          </table:table-cell>
          <table:table-cell table:style-name="Table4.A1" office:value-type="string">
            <text:p text:style-name="P22"><text:span text:style-name="T20">2 weken</text:span></text:p>
          </table:table-cell>
        </table:table-row>
        <table:table-row table:style-name="Table4.1">
          <table:table-cell table:style-name="Table4.A1" office:value-type="string">
            <text:p text:style-name="P22"><text:span text:style-name="T20">Run 2</text:span></text:p>
          </table:table-cell>
          <table:table-cell table:style-name="Table4.A1" office:value-type="string">
            <text:p text:style-name="P22"><text:span text:style-name="T20">Hardware prototyping: sensoren selecteren, koppelen, realtime uitlezen</text:span></text:p>
          </table:table-cell>
          <table:table-cell table:style-name="Table4.A1" office:value-type="string">
            <text:p text:style-name="P22"><text:span text:style-name="T20">2 weken</text:span></text:p>
          </table:table-cell>
        </table:table-row>
        <table:table-row table:style-name="Table4.1">
          <table:table-cell table:style-name="Table4.A1" office:value-type="string">
            <text:p text:style-name="P22"><text:span text:style-name="T20">Run 3</text:span></text:p>
          </table:table-cell>
          <table:table-cell table:style-name="Table4.A1" office:value-type="string">
            <text:p text:style-name="P22"><text:span text:style-name="T20">Data-opslag: lokaal opslaan van sensordata</text:span></text:p>
          </table:table-cell>
          <table:table-cell table:style-name="Table4.A1" office:value-type="string">
            <text:p text:style-name="P22"><text:span text:style-name="T20">1–2 weken</text:span></text:p>
          </table:table-cell>
        </table:table-row>
        <table:table-row table:style-name="Table4.1">
          <table:table-cell table:style-name="Table4.A1" office:value-type="string">
            <text:p text:style-name="P22"><text:span text:style-name="T20">Run 4</text:span></text:p>
          </table:table-cell>
          <table:table-cell table:style-name="Table4.A1" office:value-type="string">
            <text:p text:style-name="P22"><text:span text:style-name="T20">Analyse &amp; co-design workshop: selecteren van visualisatievormen</text:span></text:p>
          </table:table-cell>
          <table:table-cell table:style-name="Table4.A1" office:value-type="string">
            <text:p text:style-name="P22"><text:span text:style-name="T20">2 weken</text:span></text:p>
          </table:table-cell>
        </table:table-row>
        <table:table-row table:style-name="Table4.1">
          <table:table-cell table:style-name="Table4.A1" office:value-type="string">
            <text:p text:style-name="P22"><text:span text:style-name="T20">Run 5</text:span></text:p>
          </table:table-cell>
          <table:table-cell table:style-name="Table4.A1" office:value-type="string">
            <text:p text:style-name="P22"><text:span text:style-name="T20">Verdere uitbreidingen: integratie apps, smartware, extra functies</text:span></text:p>
          </table:table-cell>
          <table:table-cell table:style-name="Table4.A1" office:value-type="string">
            <text:p text:style-name="P22"><text:span text:style-name="T20">3–4 weken (optioneel)</text:span></text:p>
          </table:table-cell>
        </table:table-row>
        <table:table-row table:style-name="Table4.1">
          <table:table-cell table:style-name="Table4.A1" office:value-type="string">
            <text:p text:style-name="P22"><text:span text:style-name="T20">Totaal</text:span></text:p>
          </table:table-cell>
          <table:table-cell table:style-name="Table4.A1" office:value-type="string">
            <text:p text:style-name="P22"><text:span text:style-name="T20">Prototype ontwikkeling en eerste evaluatie minus optioneel</text:span></text:p>
          </table:table-cell>
          <table:table-cell table:style-name="Table4.A1" office:value-type="string">
            <text:p text:style-name="P22"><text:span text:style-name="T20">8–9 weken</text:span></text:p>
          </table:table-cell>
        </table:table-row>
      </table:table>
      <text:p text:style-name="Standard"/>
      <text:p text:style-name="P43"><text:span text:style-name="Strong_20_Emphasis"/></text:p>
      <text:h text:style-name="P8" text:outline-level="1"><text:bookmark-start text:name="__RefHeading___Toc1596_3069374886"/><text:span text:style-name="Strong_20_Emphasis">Bijlage </text:span><text:span text:style-name="Strong_20_Emphasis"><text:span text:style-name="T28">1</text:span></text:span><text:span text:style-name="Strong_20_Emphasis"> – Conceptvragenlijst Expertinterviews</text:span><text:bookmark-end text:name="__RefHeading___Toc1596_3069374886"/></text:h>
      <text:p text:style-name="Text_20_body">Deze vragenlijst dient als leidraad voor de expertinterviews in het kader van het project <text:span text:style-name="Emphasis">Bewegingsanalyse Kniepij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44"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1">
        <text:list-item>
          <text:p text:style-name="P45">Bij welke oefeningen mis je cruciale informatie over de beweging van cliënten?</text:p>
        </text:list-item>
        <text:list-item>
          <text:p text:style-name="P45">Welke fouten of compensatiepatronen wil je sneller of duidelijker kunnen zien?</text:p>
        </text:list-item>
        <text:list-item>
          <text:p text:style-name="P45">Wat zou je minimaal op een scherm willen terugzien tijdens of na een oefening?</text:p>
        </text:list-item>
        <text:list-item>
          <text:p text:style-name="P45">Zijn er specifieke bewegingen of posities waarvan je denkt dat ze vaak verkeerd worden uitgevoerd?</text:p>
        </text:list-item>
        <text:list-item>
          <text:p text:style-name="P45">Welke meetwaarden zouden jou helpen bij het corrigeren van techniek tijdens trainingen?</text:p>
        </text:list-item>
      </text:list>
      <text:h text:style-name="P44"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2">
        <text:list-item>
          <text:p text:style-name="P46">Welke sensortypen zijn geschikt om de genoemde bewegingen te meten (bijv. krachtsensoren, druksensoren, IMU’s <text:span text:style-name="T26">(Inertial Meusurement Unit)</text:span>)?</text:p>
        </text:list-item>
        <text:list-item>
          <text:p text:style-name="P46">Zijn er beperkingen qua draagbaarheid, gewicht of robuustheid waar rekening mee gehouden moet worden?</text:p>
        </text:list-item>
        <text:list-item>
          <text:p text:style-name="P46">Welke sensoren zijn praktisch haalbaar binnen <text:span text:style-name="T26">een laag</text:span> budget?</text:p>
        </text:list-item>
        <text:list-item>
          <text:p text:style-name="P46">Zijn er sensoren die vaak falen in dynamische toepassingen zoals krachttraining?</text:p>
        </text:list-item>
        <text:list-item>
          <text:p text:style-name="P46"><text:soft-page-break/>Wat zijn de belangrijkste technische factoren om nauwkeurige realtime data te verkrijgen?</text:p>
        </text:list-item>
      </text:list>
      <text:h text:style-name="P44"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3">
        <text:list-item>
          <text:p text:style-name="P47">Belastbaarheid: kunnen sensoren voldoende kracht registreren zonder schade?</text:p>
        </text:list-item>
        <text:list-item>
          <text:p text:style-name="P47">Type input: dynamisch, statisch, of een combinatie?</text:p>
        </text:list-item>
        <text:list-item>
          <text:p text:style-name="P47">Gebruikservaringen uit eerdere projecten: handleidingen, wetenschappelijke artikelen, online bronnen.</text:p>
        </text:list-item>
      </text:list>
      <text:p text:style-name="P48"/>
      <text:h text:style-name="P49" text:outline-level="3"><text:bookmark-start text:name="__RefHeading___Toc1606_3069374886"/>Blok 2 – Microcontroller &amp; Software<text:bookmark-end text:name="__RefHeading___Toc1606_3069374886"/></text:h>
      <text:list text:style-name="L14">
        <text:list-item>
          <text:p text:style-name="P50">Welke microcontrollers of ontwikkelplatformen (Arduino, ESP32, Raspberry Pi, etc.) zijn volgens u het meest geschikt voor realtime bewegingsfeedback?</text:p>
        </text:list-item>
        <text:list-item>
          <text:p text:style-name="P50">Welke software-omgeving of programmeertaal (bijv. Python, C/C++, Matlab) sluit volgens u het beste aan bij sport- en bewegingsanalyse?</text:p>
        </text:list-item>
        <text:list-item>
          <text:p text:style-name="P50">Welke valkuilen ziet u vaak bij de koppeling van sensoren met microcontrollers?</text:p>
        </text:list-item>
        <text:list-item>
          <text:p text:style-name="P50">Wat zou u adviseren qua balans tussen “snel iets werkends hebben” en “duurzaam een schaalbaar systeem bouwen”?</text:p>
        </text:list-item>
      </text:list>
      <text:h text:style-name="P49" text:outline-level="3"><text:bookmark-start text:name="__RefHeading___Toc1608_3069374886"/>Blok 3 – Analyse &amp; Gebruik<text:bookmark-end text:name="__RefHeading___Toc1608_3069374886"/></text:h>
      <text:list text:style-name="L15">
        <text:list-item>
          <text:p text:style-name="P51">Welke vormen van feedback (grafieken, waarschuwingen, geluid, kleurcodes, heatmaps) vindt u voor coaches en fysiotherapeuten het meest bruikbaar?</text:p>
        </text:list-item>
        <text:list-item>
          <text:p text:style-name="P51">Hoeveel detail in feedback is wenselijk tijdens een training? (real-time vs. achteraf analyse)</text:p>
        </text:list-item>
        <text:list-item>
          <text:p text:style-name="P51">Welke fouten of bewegingen wilt u het liefst dat het systeem direct signaleert?</text:p>
        </text:list-item>
        <text:list-item>
          <text:p text:style-name="P51">Wat zou volgens u de grootste meerwaarde zijn van een dergelijk systeem ten opzichte van huidige methoden?</text:p>
        </text:list-item>
      </text:list>
      <text:h text:style-name="P49" text:outline-level="3"><text:bookmark-start text:name="__RefHeading___Toc1610_3069374886"/><text:soft-page-break/>Afsluitende vragen<text:bookmark-end text:name="__RefHeading___Toc1610_3069374886"/></text:h>
      <text:list text:style-name="L16">
        <text:list-item>
          <text:p text:style-name="P52">Als u zelf een prototype zou mogen ontwerpen: wat zou u er absoluut in stoppen, en wat zeker niet?</text:p>
        </text:list-item>
        <text:list-item>
          <text:p text:style-name="P52">Kent u nog andere experts of praktijksituaties die nuttig zouden zijn om in dit onderzoek te betrekken?</text:p>
        </text:list-item>
      </text:list>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4T15:30:50.810551921</dc:date>
    <meta:editing-duration>PT2H51M47S</meta:editing-duration>
    <meta:editing-cycles>31</meta:editing-cycles>
    <meta:generator>LibreOffice/25.8.1.1$Linux_X86_64 LibreOffice_project/580$Build-1</meta:generator>
    <meta:document-statistic meta:table-count="4" meta:image-count="0" meta:object-count="0" meta:page-count="18" meta:paragraph-count="267" meta:word-count="2755" meta:character-count="19365" meta:non-whitespace-character-count="16965"/>
  </office:meta>
</office:document-meta>
</file>